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sarrolla tu motor de videojuegos con BackBone y Canvas (HTML5)</text:p>
          </draw:text-box>
        </draw:frame>
        <draw:frame presentation:style-name="pr2" draw:layer="layout" svg:width="25.199cm" svg:height="12.179cm" svg:x="1.4cm" svg:y="4.914cm" presentation:class="subtitle">
          <draw:text-box>
            <text:p>@dovaleac</text:p>
            <text:p>@rafbermu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mpartimos un sueñ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r mis propios videojueg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...y somos exigen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utilizable</text:p>
              </text:list-item>
              <text:list-item>
                <text:p>Multiplataforma</text:p>
              </text:list-item>
              <text:list-item>
                <text:p>Limitado por mi imagin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Y ahora qué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¿tengo los conocimientos necesarios?</text:p>
              </text:list-item>
              <text:list-item>
                <text:p>¿soy tan list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et's g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Fundamentos de la O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bstracción y encapsulació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limorfis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lguna cosa má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Y la parte técnica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tml5 =&gt; canvas</text:p>
              </text:list-item>
              <text:list-item>
                <text:p>Backbone =&gt; estructura y herenc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01:18:22.315754344</meta:creation-date>
    <dc:date>2014-10-08T02:03:24.434693223</dc:date>
    <meta:editing-duration>PT14M21S</meta:editing-duration>
    <meta:editing-cycles>1</meta:editing-cycles>
    <meta:document-statistic meta:object-count="65"/>
    <meta:generator>LibreOffice/4.2.6.3$Linux_X86_64 LibreOffice_project/420m0$Build-3</meta:generator>
  </office:meta>
</office:document-meta>
</file>